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marker-start="" draw:marker-end="Arrow" draw:textarea-vertical-align="middle"/>
    </style:style>
    <style:style style:name="gr3" style:family="graphic" style:parent-style-name="standard">
      <style:graphic-properties svg:stroke-color="#000000" draw:marker-end="Arrow" draw:textarea-vertical-align="middle"/>
    </style:style>
    <style:style style:name="gr4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699cm" svg:height="2.794cm" svg:x="4.683cm" svg:y="2.224cm">
          <text:p text:style-name="P1">User</text:p>
        </draw:rect>
        <draw:rect draw:style-name="gr1" draw:text-style-name="P1" xml:id="id4" draw:id="id4" draw:layer="layout" svg:width="4.699cm" svg:height="2.794cm" svg:x="10.525cm" svg:y="20.558cm">
          <text:p text:style-name="P1">UserConfig</text:p>
        </draw:rect>
        <draw:rect draw:style-name="gr1" draw:text-style-name="P1" xml:id="id5" draw:id="id5" draw:layer="layout" svg:width="4.699cm" svg:height="2.794cm" svg:x="2.016cm" svg:y="8.874cm">
          <text:p text:style-name="P1">Favorites</text:p>
        </draw:rect>
        <draw:rect draw:style-name="gr1" draw:text-style-name="P1" xml:id="id2" draw:id="id2" draw:layer="layout" svg:width="4.699cm" svg:height="2.794cm" svg:x="14.208cm" svg:y="4.302cm">
          <text:p text:style-name="P1">Records</text:p>
        </draw:rect>
        <draw:rect draw:style-name="gr1" draw:text-style-name="P1" xml:id="id3" draw:id="id3" draw:layer="layout" svg:width="4.699cm" svg:height="2.794cm" svg:x="14.97cm" svg:y="11.795cm">
          <text:p text:style-name="P1">Record Item</text:p>
        </draw:rect>
        <draw:rect draw:style-name="gr1" draw:text-style-name="P1" xml:id="id6" draw:id="id6" draw:layer="layout" svg:width="4.699cm" svg:height="2.794cm" svg:x="5.572cm" svg:y="14.589cm">
          <text:p text:style-name="P1">SessionLog</text:p>
        </draw:rect>
        <draw:connector draw:style-name="gr2" draw:text-style-name="P1" draw:layer="layout" svg:x1="9.382cm" svg:y1="3.621cm" svg:x2="14.208cm" svg:y2="5.699cm" draw:start-shape="id1" draw:start-glue-point="1" draw:end-shape="id2" draw:end-glue-point="3" svg:d="M9382 3621h2413v2078h2413">
          <text:p/>
        </draw:connector>
        <draw:connector draw:style-name="gr3" draw:text-style-name="P1" draw:layer="layout" svg:x1="16.557cm" svg:y1="7.096cm" svg:x2="17.319cm" svg:y2="11.795cm" draw:start-shape="id2" draw:start-glue-point="2" draw:end-shape="id3" draw:end-glue-point="0" svg:d="M16557 7096v2350h762v2349">
          <text:p/>
        </draw:connector>
        <draw:connector draw:style-name="gr3" draw:text-style-name="P1" draw:layer="layout" svg:x1="7.032cm" svg:y1="5.018cm" svg:x2="12.874cm" svg:y2="20.558cm" draw:start-shape="id1" draw:start-glue-point="2" draw:end-shape="id4" draw:end-glue-point="0" svg:d="M7032 5018v7770h5842v7770">
          <text:p/>
        </draw:connector>
        <draw:connector draw:style-name="gr3" draw:text-style-name="P1" draw:layer="layout" svg:x1="4.683cm" svg:y1="3.621cm" svg:x2="2.016cm" svg:y2="10.271cm" draw:start-shape="id1" draw:start-glue-point="3" draw:end-shape="id5" svg:d="M4683 3621h-3168v6650h501">
          <text:p/>
        </draw:connector>
        <draw:connector draw:style-name="gr3" draw:text-style-name="P1" draw:layer="layout" svg:x1="7.032cm" svg:y1="2.224cm" svg:x2="7.921cm" svg:y2="14.589cm" draw:start-shape="id1" draw:start-glue-point="0" draw:end-shape="id6" draw:end-glue-point="0" svg:d="M7032 2224v-501h2851v8081h-1962v4785">
          <text:p/>
        </draw:connector>
        <draw:connector draw:style-name="gr4" draw:text-style-name="P1" draw:layer="layout" svg:x1="15.224cm" svg:y1="21.955cm" svg:x2="17.319cm" svg:y2="14.589cm" draw:start-shape="id4" draw:start-glue-point="1" draw:end-shape="id3" draw:end-glue-point="2" svg:d="M15224 21955h2095v-7366">
          <text:p/>
        </draw:connector>
        <draw:connector draw:style-name="gr4" draw:text-style-name="P1" draw:layer="layout" svg:x1="6.715cm" svg:y1="10.271cm" svg:x2="18.907cm" svg:y2="5.699cm" draw:start-shape="id5" draw:start-glue-point="1" draw:end-shape="id2" draw:end-glue-point="1" svg:d="M6715 10271h12693v-4572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6T21:00:50</meta:creation-date>
    <dc:date>2022-02-16T23:28:46</dc:date>
    <dc:creator>Tobey Ragain</dc:creator>
    <meta:editing-duration>PT2H27M57S</meta:editing-duration>
    <meta:editing-cycles>2</meta:editing-cycles>
    <meta:generator>OpenOffice/4.1.11$Unix OpenOffice.org_project/4111m1$Build-9808</meta:generator>
    <meta:document-statistic meta:object-count="13"/>
  </office:meta>
</office:document-meta>
</file>